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it Testing Assignment</text:span></text:p>
      <text:p text:style-name="P1"/>
      <text:p text:style-name="Standard"><text:span text:style-name="T1">Point Class</text:span></text:p>
      <text:p text:style-name="Standard"/>
      <text:p text:style-name="Standard">point() - <text:span text:style-name="T2">Khawla</text:span></text:p>
      <text:p text:style-name="Standard">point(double newX, double newY) -Cody</text:p>
      <text:p text:style-name="Standard"/>
      <text:p text:style-name="Standard">Public double getX() - John</text:p>
      <text:p text:style-name="Standard">Public double getY() - Derrick</text:p>
      <text:p text:style-name="Standard"/>
      <text:p text:style-name="Standard">Stretch() - Khawla</text:p>
      <text:p text:style-name="Standard">distance() - Cody</text:p>
      <text:p text:style-name="Standard">rotate() - derrick</text:p>
      <text:p text:style-name="Standard">toString() - john</text:p>
      <text:p text:style-name="Standard"/>
      <text:p text:style-name="Standard">Public static bool operator &lt;(Point p1, point p2) - Khawla</text:p>
      <text:p text:style-name="Standard">Public static bool operator &gt;(Point p1, Point p2) - Cody</text:p>
      <text:p text:style-name="Standard"><text:span text:style-name="T1">Bank Account Class</text:span></text:p>
      <text:p text:style-name="P1"/>
      <text:p text:style-name="Standard">BankAccount() - John</text:p>
      <text:p text:style-name="Standard">BankAccount(int startBal) - Derrick</text:p>
      <text:p text:style-name="Standard">getBalance() - Khawla</text:p>
      <text:p text:style-name="Standard">Withdraw - john</text:p>
      <text:p text:style-name="Standard">Deposit - Cody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text-autospace="ideograph-alpha" style:punctuation-wrap="hanging" style:line-break="strict" style:tab-stop-distance="0.5in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74" meta:character-count="451"/>
    <dc:date>2018-02-21T15:11:11.95</dc:date>
    <dc:creator>John Bell</dc:creator>
    <meta:generator>OpenOffice/4.1.2$Win32 OpenOffice.org_project/412m3$Build-9782</meta:generator>
  </office:meta>
</office:document-meta>
</file>